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 style:data-style-name="N37"/>
    <style:style style:name="ce4" style:family="table-cell" style:parent-style-name="Default" style:data-style-name="N51"/>
    <style:style style:name="ce5" style:family="table-cell" style:parent-style-name="Default" style:data-style-name="N41"/>
    <style:style style:name="ce6" style:family="table-cell" style:parent-style-name="Default" style:data-style-name="N60"/>
    <style:style style:name="ce7" style:family="table-cell" style:parent-style-name="Default" style:data-style-name="N107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2]+[.B2]" office:value-type="float" office:value="7">
            <text:p>7</text:p>
          </table:table-cell>
          <table:table-cell table:style-name="ce2" table:formula="of:=0.52" office:value-type="percentage" office:value="0.52">
            <text:p>52,00%</text:p>
          </table:table-cell>
          <table:table-cell table:style-name="ce3" office:value-type="date" office:date-value="2012-01-22">
            <text:p>22/01/12</text:p>
          </table:table-cell>
          <table:table-cell table:style-name="ce4" office:value-type="date" office:date-value="2012-01-22T18:49:00">
            <text:p>22/01/2012 18:49:00</text:p>
          </table:table-cell>
        </table:table-row>
        <table:table-row table:style-name="ro1">
          <table:table-cell table:style-name="ce1" office:value-type="float" office:value="2.34">
            <text:p>2,34</text:p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aa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&amp;&lt;&gt;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</table:table-row>
      </table:table>
      <table:table table:name="Feuille3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a</text:p>
          </table:table-cell>
        </table:table-row>
      </table:table>
      <table:table table:name="Feuille4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</table:table-row>
      </table:table>
      <table:table table:name="Feuille5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c</text:p>
          </table:table-cell>
        </table:table-row>
      </table:table>
      <table:table table:name="Feuille6" table:style-name="ta1" table:print="false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</table:table>
      <table:table table:name="Feuille7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  <table:table-cell office:value-type="string">
            <text:p>Col5</text:p>
          </table:table-cell>
          <table:table-cell office:value-type="string">
            <text:p>Col6</text:p>
          </table:table-cell>
          <table:table-cell office:value-type="string">
            <text:p>Col7</text:p>
          </table:table-cell>
          <table:table-cell office:value-type="string">
            <text:p>Col8</text:p>
          </table:table-cell>
          <table:table-cell office:value-type="string">
            <text:p>Col9</text:p>
          </table:table-cell>
          <table:table-cell office:value-type="string">
            <text:p>Col10</text:p>
          </table:table-cell>
          <table:table-cell office:value-type="string">
            <text:p>Col11</text:p>
          </table:table-cell>
          <table:table-cell office:value-type="string">
            <text:p>Col12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float" office:value="23">
            <text:p>23</text:p>
          </table:table-cell>
          <table:table-cell table:style-name="ce1" office:value-type="float" office:value="3.45">
            <text:p>3,45</text:p>
          </table:table-cell>
          <table:table-cell table:style-name="ce2" table:formula="of:=0.52" office:value-type="percentage" office:value="0.52">
            <text:p>52,00%</text:p>
          </table:table-cell>
          <table:table-cell table:style-name="ce3" office:value-type="date" office:date-value="2012-01-22">
            <text:p>22/01/12</text:p>
          </table:table-cell>
          <table:table-cell table:style-name="ce4" office:value-type="date" office:date-value="2012-01-22T18:49:00">
            <text:p>22/01/2012 18:49:00</text:p>
          </table:table-cell>
          <table:table-cell office:value-type="float" office:value="23">
            <text:p>23</text:p>
          </table:table-cell>
          <table:table-cell table:style-name="ce5" office:value-type="time" office:time-value="PT12H34M56S">
            <text:p>12:34:56</text:p>
          </table:table-cell>
          <table:table-cell table:style-name="ce6" office:value-type="float" office:value="0.0123">
            <text:p>1,23E-002</text:p>
          </table:table-cell>
          <table:table-cell table:style-name="ce7" office:value-type="currency" office:currency="EUR" office:value="50">
            <text:p>50,00 €</text:p>
          </table:table-cell>
          <table:table-cell office:value-type="float" office:value="45.67">
            <text:p>45,67</text:p>
          </table:table-cell>
          <table:table-cell table:style-name="ce3" office:value-type="date" office:date-value="2012-01-22">
            <text:p>22/01/12</text:p>
          </table:table-cell>
        </table:table-row>
        <table:table-row table:style-name="ro1">
          <table:table-cell office:value-type="string">
            <text:p>val2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45.67">
            <text:p>45,67</text:p>
          </table:table-cell>
          <table:table-cell table:number-columns-repeated="3"/>
          <table:table-cell office:value-type="float" office:value="23">
            <text:p>23</text:p>
          </table:table-cell>
          <table:table-cell table:style-name="ce4" office:value-type="date" office:date-value="2012-01-22T18:49:00">
            <text:p>22/01/2012 18:49:00</text:p>
          </table:table-cell>
        </table:table-row>
      </table:table>
      <table:table table:name="Feuille8" table:style-name="ta1" table:print="false">
        <table:table-column table:style-name="co1" table:number-columns-repeated="4" table:default-cell-style-name="Default"/>
        <table:table-row table:style-name="ro1">
          <table:table-cell table:style-name="ce8" office:value-type="string" table:number-columns-spanned="2" table:number-rows-spanned="2">
            <text:p>a b c d</text:p>
          </table:table-cell>
          <table:covered-table-cell/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table:style-name="ce8" office:value-type="string" table:number-columns-spanned="1" table:number-rows-spanned="2">
            <text:p>h i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f</text:p>
          </table:table-cell>
          <table:covered-table-cell/>
          <table:table-cell office:value-type="string">
            <text:p>k</text:p>
          </table:table-cell>
        </table:table-row>
        <table:table-row table:style-name="ro1">
          <table:table-cell table:number-columns-repeated="2"/>
          <table:table-cell office:value-type="string">
            <text:p>j</text:p>
          </table:table-cell>
          <table:table-cell/>
        </table:table-row>
      </table:table>
      <table:table table:name="Feuille9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7.A1:Feuille7.L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/01/2012</text:date>, <text:time>20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n Rouault</meta:initial-creator>
    <meta:creation-date>2012-01-22T15:17:19</meta:creation-date>
    <dc:date>2012-01-23T20:32:30</dc:date>
    <dc:creator>Even Rouault</dc:creator>
    <meta:editing-duration>PT09H04M57S</meta:editing-duration>
    <meta:editing-cycles>42</meta:editing-cycles>
    <meta:generator>OpenOffice.org/3.2$Unix OpenOffice.org_project/320m12$Build-9483</meta:generator>
    <meta:document-statistic meta:table-count="9" meta:cell-count="67" meta:object-count="0"/>
  </office:meta>
</office:document-meta>
</file>